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Arial" fo:font-size="16pt" fo:language="ru" fo:country="RU" fo:font-weight="bold" officeooo:rsid="002fb872" officeooo:paragraph-rsid="002fb872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Arial" fo:font-size="16pt" fo:language="ru" fo:country="RU" fo:font-weight="bold" officeooo:rsid="001cc36a" officeooo:paragraph-rsid="001cc36a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rial" fo:font-size="16pt" fo:language="ru" fo:country="RU" fo:font-weight="bold" officeooo:rsid="0025cf8a" officeooo:paragraph-rsid="0025cf8a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Arial" fo:font-size="16pt" fo:language="ru" fo:country="RU" fo:font-weight="bold" officeooo:rsid="0025cf8a" officeooo:paragraph-rsid="003746c6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Arial" fo:font-size="16pt" fo:language="ru" fo:country="RU" fo:font-weight="bold" officeooo:rsid="0025cf8a" officeooo:paragraph-rsid="004ee9e1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Arial" fo:font-size="16pt" fo:language="ru" fo:country="RU" fo:font-weight="bold" officeooo:rsid="0025cf8a" officeooo:paragraph-rsid="00520853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Arial" fo:font-size="16pt" fo:language="ru" fo:country="RU" fo:font-weight="bold" officeooo:rsid="002da5f9" officeooo:paragraph-rsid="002da5f9" style:font-size-asian="16pt" style:font-weight-asian="bold" style:font-size-complex="16pt" style:font-weight-complex="bold"/>
    </style:style>
    <style:style style:name="P8" style:family="paragraph" style:parent-style-name="Standard">
      <style:text-properties style:font-name="Arial" fo:font-size="16pt" fo:language="ru" fo:country="RU" fo:font-weight="bold" officeooo:rsid="002da5f9" officeooo:paragraph-rsid="003746c6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Arial" fo:font-size="16pt" fo:language="ru" fo:country="RU" fo:font-weight="bold" officeooo:rsid="003746c6" officeooo:paragraph-rsid="003746c6" style:font-size-asian="16pt" style:font-weight-asian="bold" style:font-size-complex="16pt" style:font-weight-complex="bold"/>
    </style:style>
    <style:style style:name="P10" style:family="paragraph" style:parent-style-name="Standard">
      <style:text-properties style:font-name="Arial" fo:font-size="16pt" fo:language="ru" fo:country="RU" fo:font-weight="bold" officeooo:paragraph-rsid="004ee9e1" style:font-size-asian="16pt" style:font-weight-asian="bold" style:font-size-complex="16pt" style:font-weight-complex="bold"/>
    </style:style>
    <style:style style:name="P11" style:family="paragraph" style:parent-style-name="Standard">
      <style:text-properties style:font-name="Arial" fo:font-size="16pt" fo:language="ru" fo:country="RU" fo:font-weight="bold" officeooo:paragraph-rsid="0052b65a" style:font-size-asian="16pt" style:font-weight-asian="bold" style:font-size-complex="16pt" style:font-weight-complex="bold"/>
    </style:style>
    <style:style style:name="P12" style:family="paragraph" style:parent-style-name="Standard">
      <style:text-properties style:font-name="Arial" fo:font-size="12pt" fo:language="ru" fo:country="RU" fo:font-weight="normal" officeooo:rsid="002fb872" officeooo:paragraph-rsid="002fb872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Arial" fo:language="ru" fo:country="RU" officeooo:rsid="001cc36a" officeooo:paragraph-rsid="001cc36a"/>
    </style:style>
    <style:style style:name="P14" style:family="paragraph" style:parent-style-name="Standard">
      <style:text-properties style:font-name="Arial" fo:language="ru" fo:country="RU" officeooo:rsid="001cc36a" officeooo:paragraph-rsid="002da5f9"/>
    </style:style>
    <style:style style:name="P15" style:family="paragraph" style:parent-style-name="Standard">
      <style:text-properties style:font-name="Arial" fo:language="ru" fo:country="RU" officeooo:rsid="001cc36a" officeooo:paragraph-rsid="003746c6"/>
    </style:style>
    <style:style style:name="P16" style:family="paragraph" style:parent-style-name="Standard">
      <style:text-properties style:font-name="Arial" fo:language="ru" fo:country="RU" officeooo:rsid="001cc36a" officeooo:paragraph-rsid="004ee9e1"/>
    </style:style>
    <style:style style:name="P17" style:family="paragraph" style:parent-style-name="Standard">
      <style:text-properties style:font-name="Arial" fo:language="ru" fo:country="RU" officeooo:rsid="001cc36a" officeooo:paragraph-rsid="00520853"/>
    </style:style>
    <style:style style:name="P18" style:family="paragraph" style:parent-style-name="Standard">
      <style:text-properties style:font-name="Arial" fo:language="ru" fo:country="RU" fo:font-weight="bold" officeooo:rsid="001cc36a" officeooo:paragraph-rsid="001cc36a" style:font-weight-asian="bold" style:font-weight-complex="bold"/>
    </style:style>
    <style:style style:name="P19" style:family="paragraph" style:parent-style-name="Standard">
      <style:text-properties style:font-name="Arial" fo:language="ru" fo:country="RU" fo:font-weight="bold" officeooo:rsid="001cc36a" officeooo:paragraph-rsid="002da5f9" style:font-weight-asian="bold" style:font-weight-complex="bold"/>
    </style:style>
    <style:style style:name="P20" style:family="paragraph" style:parent-style-name="Standard">
      <style:text-properties style:font-name="Arial" fo:language="ru" fo:country="RU" fo:font-weight="bold" officeooo:rsid="001cc36a" officeooo:paragraph-rsid="003746c6" style:font-weight-asian="bold" style:font-weight-complex="bold"/>
    </style:style>
    <style:style style:name="P21" style:family="paragraph" style:parent-style-name="Standard">
      <style:text-properties style:font-name="Arial" fo:language="ru" fo:country="RU" fo:font-weight="bold" officeooo:rsid="001cc36a" officeooo:paragraph-rsid="004ee9e1" style:font-weight-asian="bold" style:font-weight-complex="bold"/>
    </style:style>
    <style:style style:name="P22" style:family="paragraph" style:parent-style-name="Standard">
      <style:text-properties style:font-name="Arial" fo:language="ru" fo:country="RU" fo:font-weight="bold" officeooo:rsid="001cc36a" officeooo:paragraph-rsid="00520853" style:font-weight-asian="bold" style:font-weight-complex="bold"/>
    </style:style>
    <style:style style:name="P23" style:family="paragraph" style:parent-style-name="Standard">
      <style:text-properties style:font-name="Arial" fo:language="ru" fo:country="RU" officeooo:rsid="002012e7" officeooo:paragraph-rsid="002012e7"/>
    </style:style>
    <style:style style:name="P24" style:family="paragraph" style:parent-style-name="Standard">
      <style:text-properties style:font-name="Arial" fo:language="ru" fo:country="RU" officeooo:rsid="002012e7" officeooo:paragraph-rsid="002da5f9"/>
    </style:style>
    <style:style style:name="P25" style:family="paragraph" style:parent-style-name="Standard">
      <style:text-properties style:font-name="Arial" fo:language="ru" fo:country="RU" officeooo:rsid="002012e7" officeooo:paragraph-rsid="003746c6"/>
    </style:style>
    <style:style style:name="P26" style:family="paragraph" style:parent-style-name="Standard">
      <style:text-properties style:font-name="Arial" fo:language="ru" fo:country="RU" officeooo:rsid="002012e7" officeooo:paragraph-rsid="004ee9e1"/>
    </style:style>
    <style:style style:name="P27" style:family="paragraph" style:parent-style-name="Standard">
      <style:text-properties style:font-name="Arial" fo:language="ru" fo:country="RU" officeooo:rsid="002012e7" officeooo:paragraph-rsid="00520853"/>
    </style:style>
    <style:style style:name="P28" style:family="paragraph" style:parent-style-name="Standard">
      <style:text-properties style:font-name="Arial" fo:language="ru" fo:country="RU" fo:font-style="italic" fo:font-weight="normal" officeooo:rsid="002e003b" officeooo:paragraph-rsid="00355d22" style:font-style-asian="italic" style:font-weight-asian="normal" style:font-style-complex="italic" style:font-weight-complex="normal"/>
    </style:style>
    <style:style style:name="P29" style:family="paragraph" style:parent-style-name="Standard">
      <style:text-properties style:font-name="Arial" fo:language="ru" fo:country="RU" fo:font-weight="normal" officeooo:rsid="002012e7" officeooo:paragraph-rsid="002ec6fc" style:font-weight-asian="normal" style:font-weight-complex="normal"/>
    </style:style>
    <style:style style:name="P30" style:family="paragraph" style:parent-style-name="Standard">
      <style:text-properties style:font-name="Arial" fo:language="ru" fo:country="RU" fo:font-weight="normal" officeooo:rsid="002012e7" officeooo:paragraph-rsid="003746c6" style:font-weight-asian="normal" style:font-weight-complex="normal"/>
    </style:style>
    <style:style style:name="P31" style:family="paragraph" style:parent-style-name="Standard">
      <style:text-properties style:font-name="Arial" fo:language="ru" fo:country="RU" fo:font-weight="normal" officeooo:rsid="002012e7" officeooo:paragraph-rsid="004ee9e1" style:font-weight-asian="normal" style:font-weight-complex="normal"/>
    </style:style>
    <style:style style:name="P32" style:family="paragraph" style:parent-style-name="Standard">
      <style:text-properties style:font-name="Arial" fo:language="ru" fo:country="RU" fo:font-weight="normal" officeooo:rsid="002012e7" officeooo:paragraph-rsid="00520853" style:font-weight-asian="normal" style:font-weight-complex="normal"/>
    </style:style>
    <style:style style:name="P33" style:family="paragraph" style:parent-style-name="Standard">
      <style:text-properties style:font-name="Arial" fo:language="ru" fo:country="RU" fo:font-weight="normal" officeooo:rsid="003234b1" officeooo:paragraph-rsid="003234b1" style:font-weight-asian="normal" style:font-weight-complex="normal"/>
    </style:style>
    <style:style style:name="P34" style:family="paragraph" style:parent-style-name="Standard">
      <style:text-properties style:font-name="Arial" fo:language="ru" fo:country="RU" fo:font-weight="normal" officeooo:rsid="003234b1" officeooo:paragraph-rsid="003746c6" style:font-weight-asian="normal" style:font-weight-complex="normal"/>
    </style:style>
    <style:style style:name="P35" style:family="paragraph" style:parent-style-name="Standard">
      <style:text-properties style:font-name="Arial" fo:language="ru" fo:country="RU" fo:font-weight="normal" officeooo:rsid="003234b1" officeooo:paragraph-rsid="004ee9e1" style:font-weight-asian="normal" style:font-weight-complex="normal"/>
    </style:style>
    <style:style style:name="P36" style:family="paragraph" style:parent-style-name="Standard">
      <style:text-properties style:font-name="Arial" fo:language="ru" fo:country="RU" fo:font-weight="normal" officeooo:rsid="003234b1" officeooo:paragraph-rsid="00520853" style:font-weight-asian="normal" style:font-weight-complex="normal"/>
    </style:style>
    <style:style style:name="P37" style:family="paragraph" style:parent-style-name="Standard">
      <style:text-properties style:font-name="Arial" fo:language="ru" fo:country="RU" fo:font-weight="normal" officeooo:rsid="0034be30" officeooo:paragraph-rsid="0034be30" style:font-weight-asian="normal" style:font-weight-complex="normal"/>
    </style:style>
    <style:style style:name="P38" style:family="paragraph" style:parent-style-name="Standard">
      <style:text-properties style:font-name="Arial" fo:language="ru" fo:country="RU" fo:font-weight="normal" officeooo:rsid="0034be30" officeooo:paragraph-rsid="003746c6" style:font-weight-asian="normal" style:font-weight-complex="normal"/>
    </style:style>
    <style:style style:name="P39" style:family="paragraph" style:parent-style-name="Standard">
      <style:text-properties style:font-name="Arial" fo:language="ru" fo:country="RU" fo:font-weight="normal" officeooo:rsid="0034be30" officeooo:paragraph-rsid="004ee9e1" style:font-weight-asian="normal" style:font-weight-complex="normal"/>
    </style:style>
    <style:style style:name="P40" style:family="paragraph" style:parent-style-name="Standard">
      <style:text-properties style:font-name="Arial" fo:language="ru" fo:country="RU" fo:font-weight="normal" officeooo:rsid="0034be30" officeooo:paragraph-rsid="00520853" style:font-weight-asian="normal" style:font-weight-complex="normal"/>
    </style:style>
    <style:style style:name="P41" style:family="paragraph" style:parent-style-name="Standard">
      <style:text-properties style:font-name="Arial" fo:language="ru" fo:country="RU" fo:font-weight="normal" officeooo:rsid="002fb872" officeooo:paragraph-rsid="002fb872" style:font-weight-asian="normal" style:font-weight-complex="normal"/>
    </style:style>
    <style:style style:name="P42" style:family="paragraph" style:parent-style-name="Standard">
      <style:text-properties style:font-name="Arial" fo:language="ru" fo:country="RU" fo:font-weight="normal" officeooo:rsid="002fb872" officeooo:paragraph-rsid="003746c6" style:font-weight-asian="normal" style:font-weight-complex="normal"/>
    </style:style>
    <style:style style:name="P43" style:family="paragraph" style:parent-style-name="Standard">
      <style:text-properties style:font-name="Arial" fo:language="ru" fo:country="RU" fo:font-weight="normal" officeooo:rsid="002fb872" officeooo:paragraph-rsid="004ee9e1" style:font-weight-asian="normal" style:font-weight-complex="normal"/>
    </style:style>
    <style:style style:name="P44" style:family="paragraph" style:parent-style-name="Standard">
      <style:text-properties style:font-name="Arial" fo:language="ru" fo:country="RU" fo:font-weight="normal" officeooo:rsid="002fb872" officeooo:paragraph-rsid="00520853" style:font-weight-asian="normal" style:font-weight-complex="normal"/>
    </style:style>
    <style:style style:name="P45" style:family="paragraph" style:parent-style-name="Standard">
      <style:text-properties fo:language="ru" fo:country="RU" officeooo:paragraph-rsid="00220d24"/>
    </style:style>
    <style:style style:name="P46" style:family="paragraph" style:parent-style-name="Standard">
      <style:text-properties fo:language="ru" fo:country="RU" officeooo:paragraph-rsid="003746c6"/>
    </style:style>
    <style:style style:name="P47" style:family="paragraph" style:parent-style-name="Standard">
      <style:text-properties fo:language="ru" fo:country="RU" officeooo:paragraph-rsid="00498528"/>
    </style:style>
    <style:style style:name="P48" style:family="paragraph" style:parent-style-name="Standard">
      <style:text-properties fo:language="ru" fo:country="RU" officeooo:paragraph-rsid="004ee9e1"/>
    </style:style>
    <style:style style:name="P49" style:family="paragraph" style:parent-style-name="Standard">
      <style:text-properties fo:language="ru" fo:country="RU" officeooo:paragraph-rsid="00520853"/>
    </style:style>
    <style:style style:name="T1" style:family="text">
      <style:text-properties fo:language="en" fo:country="US" fo:font-style="italic" officeooo:rsid="002ec6fc" style:font-style-asian="italic" style:font-style-complex="italic"/>
    </style:style>
    <style:style style:name="T2" style:family="text">
      <style:text-properties fo:language="en" fo:country="US" officeooo:rsid="002c3524"/>
    </style:style>
    <style:style style:name="T3" style:family="text">
      <style:text-properties fo:language="en" fo:country="US" officeooo:rsid="002ec6fc"/>
    </style:style>
    <style:style style:name="T4" style:family="text">
      <style:text-properties fo:language="en" fo:country="US" officeooo:rsid="00220d24"/>
    </style:style>
    <style:style style:name="T5" style:family="text">
      <style:text-properties fo:language="en" fo:country="US" officeooo:rsid="00355d22"/>
    </style:style>
    <style:style style:name="T6" style:family="text">
      <style:text-properties officeooo:rsid="0020cc71"/>
    </style:style>
    <style:style style:name="T7" style:family="text">
      <style:text-properties officeooo:rsid="00220d24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ec6fc" style:font-style-asian="italic" style:font-style-complex="italic"/>
    </style:style>
    <style:style style:name="T10" style:family="text">
      <style:text-properties fo:font-style="italic" officeooo:rsid="0033aff1" style:font-style-asian="italic" style:font-style-complex="italic"/>
    </style:style>
    <style:style style:name="T11" style:family="text">
      <style:text-properties fo:font-style="italic" officeooo:rsid="00554131" style:font-style-asian="italic" style:font-style-complex="italic"/>
    </style:style>
    <style:style style:name="T12" style:family="text">
      <style:text-properties fo:language="ru" fo:country="RU" officeooo:rsid="002f6a4f"/>
    </style:style>
    <style:style style:name="T13" style:family="text">
      <style:text-properties officeooo:rsid="002da5f9"/>
    </style:style>
    <style:style style:name="T14" style:family="text">
      <style:text-properties officeooo:rsid="002ec6fc"/>
    </style:style>
    <style:style style:name="T15" style:family="text">
      <style:text-properties officeooo:rsid="002f6a4f"/>
    </style:style>
    <style:style style:name="T16" style:family="text">
      <style:text-properties style:font-name="Arial" fo:language="ru" fo:country="RU" fo:font-style="italic" fo:font-weight="normal" officeooo:rsid="0041764a" style:font-style-asian="italic" style:font-weight-asian="normal" style:font-style-complex="italic" style:font-weight-complex="normal"/>
    </style:style>
    <style:style style:name="T17" style:family="text">
      <style:text-properties style:font-name="Arial" fo:language="ru" fo:country="RU" fo:font-style="italic" officeooo:rsid="00220d24" style:font-style-asian="italic" style:font-style-complex="italic"/>
    </style:style>
    <style:style style:name="T18" style:family="text">
      <style:text-properties style:font-name="Arial" fo:language="ru" fo:country="RU" fo:font-style="italic" officeooo:rsid="003fc87d" style:font-style-asian="italic" style:font-style-complex="italic"/>
    </style:style>
    <style:style style:name="T19" style:family="text">
      <style:text-properties style:font-name="Arial" fo:language="ru" fo:country="RU" fo:font-weight="normal" officeooo:rsid="002f6a4f" style:font-weight-asian="normal" style:font-weight-complex="normal"/>
    </style:style>
    <style:style style:name="T20" style:family="text">
      <style:text-properties style:font-name="Arial" fo:language="ru" fo:country="RU" fo:font-weight="normal" officeooo:rsid="0023bd06" style:font-weight-asian="normal" style:font-weight-complex="normal"/>
    </style:style>
    <style:style style:name="T21" style:family="text">
      <style:text-properties style:font-name="Arial" fo:language="ru" fo:country="RU" fo:font-weight="bold" officeooo:rsid="002f6a4f" style:font-weight-asian="bold" style:font-weight-complex="bold"/>
    </style:style>
    <style:style style:name="T22" style:family="text">
      <style:text-properties style:font-name="Arial" fo:language="ru" fo:country="RU" officeooo:rsid="00220d24"/>
    </style:style>
    <style:style style:name="T23" style:family="text">
      <style:text-properties style:font-name="Arial" fo:language="ru" fo:country="RU" fo:font-style="normal" fo:font-weight="normal" officeooo:rsid="0041764a" style:font-style-asian="normal" style:font-weight-asian="normal" style:font-style-complex="normal" style:font-weight-complex="normal"/>
    </style:style>
    <style:style style:name="T24" style:family="text">
      <style:text-properties style:font-name="Arial" fo:language="ru" fo:country="RU" officeooo:rsid="00468efb"/>
    </style:style>
    <style:style style:name="T25" style:family="text">
      <style:text-properties style:font-name="Arial" fo:language="ru" fo:country="RU" officeooo:rsid="002012e7"/>
    </style:style>
    <style:style style:name="T26" style:family="text">
      <style:text-properties style:font-name="Arial" fo:language="ru" fo:country="RU" officeooo:rsid="003746c6"/>
    </style:style>
    <style:style style:name="T27" style:family="text">
      <style:text-properties style:font-name="Arial" fo:language="ru" fo:country="RU" officeooo:rsid="004ee9e1"/>
    </style:style>
    <style:style style:name="T28" style:family="text">
      <style:text-properties style:font-name="Arial" fo:language="ru" fo:country="RU" officeooo:rsid="0052b65a"/>
    </style:style>
    <style:style style:name="T29" style:family="text">
      <style:text-properties style:font-name="Arial" fo:language="en" fo:country="US" fo:font-weight="bold" officeooo:rsid="002f6a4f" style:font-weight-asian="bold" style:font-weight-complex="bold"/>
    </style:style>
    <style:style style:name="T30" style:family="text">
      <style:text-properties style:font-name="Arial" fo:language="en" fo:country="US" fo:font-weight="bold" officeooo:rsid="00355d22" style:font-weight-asian="bold" style:font-weight-complex="bold"/>
    </style:style>
    <style:style style:name="T31" style:family="text">
      <style:text-properties style:font-name="Arial" fo:language="en" fo:country="US" fo:font-weight="bold" officeooo:rsid="002c3524" style:font-weight-asian="bold" style:font-weight-complex="bold"/>
    </style:style>
    <style:style style:name="T32" style:family="text">
      <style:text-properties style:font-name="Arial" fo:language="en" fo:country="US" fo:font-weight="bold" officeooo:rsid="0023bd06" style:font-weight-asian="bold" style:font-weight-complex="bold"/>
    </style:style>
    <style:style style:name="T33" style:family="text">
      <style:text-properties style:font-name="Arial" fo:language="en" fo:country="US" fo:font-style="normal" fo:font-weight="bold" officeooo:rsid="0044aed5" style:font-style-asian="normal" style:font-weight-asian="bold" style:font-style-complex="normal" style:font-weight-complex="bold"/>
    </style:style>
    <style:style style:name="T34" style:family="text">
      <style:text-properties style:font-name="Arial" fo:language="en" fo:country="US" fo:font-style="normal" fo:font-weight="bold" officeooo:rsid="00498528" style:font-style-asian="normal" style:font-weight-asian="bold" style:font-style-complex="normal" style:font-weight-complex="bold"/>
    </style:style>
    <style:style style:name="T35" style:family="text">
      <style:text-properties style:font-name="Arial" fo:font-weight="bold" style:font-weight-asian="bold" style:font-weight-complex="bold"/>
    </style:style>
    <style:style style:name="T36" style:family="text">
      <style:text-properties style:font-name="Arial" fo:font-weight="bold" officeooo:rsid="002c3524" style:font-weight-asian="bold" style:font-weight-complex="bold"/>
    </style:style>
    <style:style style:name="T37" style:family="text">
      <style:text-properties style:font-name="Arial" fo:font-weight="bold" officeooo:rsid="0023bd06" style:font-weight-asian="bold" style:font-weight-complex="bold"/>
    </style:style>
    <style:style style:name="T38" style:family="text">
      <style:text-properties style:font-name="Arial" fo:font-weight="bold" officeooo:rsid="002f6a4f" style:font-weight-asian="bold" style:font-weight-complex="bold"/>
    </style:style>
    <style:style style:name="T39" style:family="text">
      <style:text-properties style:font-name="Arial" fo:font-weight="bold" officeooo:rsid="00355d22" style:font-weight-asian="bold" style:font-weight-complex="bold"/>
    </style:style>
    <style:style style:name="T40" style:family="text">
      <style:text-properties style:font-name="Arial" fo:font-style="normal" style:font-style-asian="normal" style:font-style-complex="normal"/>
    </style:style>
    <style:style style:name="T41" style:family="text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T42" style:family="text">
      <style:text-properties style:font-name="Arial" fo:font-style="normal" fo:font-weight="bold" officeooo:rsid="0044aed5" style:font-style-asian="normal" style:font-weight-asian="bold" style:font-style-complex="normal" style:font-weight-complex="bold"/>
    </style:style>
    <style:style style:name="T43" style:family="text">
      <style:text-properties style:font-name="Arial" fo:font-style="normal" fo:font-weight="bold" officeooo:rsid="00498528" style:font-style-asian="normal" style:font-weight-asian="bold" style:font-style-complex="normal" style:font-weight-complex="bold"/>
    </style:style>
    <style:style style:name="T44" style:family="text">
      <style:text-properties style:font-name="Arial" fo:font-style="normal" fo:font-weight="normal" officeooo:rsid="00498528" style:font-style-asian="normal" style:font-weight-asian="normal" style:font-style-complex="normal" style:font-weight-complex="normal"/>
    </style:style>
    <style:style style:name="T45" style:family="text">
      <style:text-properties style:font-name="Arial" fo:font-style="normal" fo:font-weight="normal" officeooo:rsid="0041764a" style:font-style-asian="normal" style:font-weight-asian="normal" style:font-style-complex="normal" style:font-weight-complex="normal"/>
    </style:style>
    <style:style style:name="T46" style:family="text">
      <style:text-properties style:font-name="Arial" fo:font-style="italic" fo:font-weight="normal" officeooo:rsid="00498528" style:font-style-asian="italic" style:font-weight-asian="normal" style:font-style-complex="italic" style:font-weight-complex="normal"/>
    </style:style>
    <style:style style:name="T47" style:family="text">
      <style:text-properties style:font-name="Arial" fo:font-style="italic" fo:font-weight="normal" officeooo:rsid="0041764a" style:font-style-asian="italic" style:font-weight-asian="normal" style:font-style-complex="italic" style:font-weight-complex="normal"/>
    </style:style>
    <style:style style:name="T48" style:family="text">
      <style:text-properties style:font-name="Arial" fo:font-style="italic" officeooo:rsid="00220d24" style:font-style-asian="italic" style:font-style-complex="italic"/>
    </style:style>
    <style:style style:name="T49" style:family="text">
      <style:text-properties style:font-name="Arial" fo:font-style="italic" officeooo:rsid="003fc87d" style:font-style-asian="italic" style:font-style-complex="italic"/>
    </style:style>
    <style:style style:name="T50" style:family="text">
      <style:text-properties style:font-name="Arial" officeooo:rsid="00220d24"/>
    </style:style>
    <style:style style:name="T51" style:family="text">
      <style:text-properties style:font-name="Arial" officeooo:rsid="00468efb"/>
    </style:style>
    <style:style style:name="T52" style:family="text">
      <style:text-properties style:font-name="Arial" fo:font-weight="normal" officeooo:rsid="0023bd06" style:font-weight-asian="normal" style:font-weight-complex="normal"/>
    </style:style>
    <style:style style:name="T53" style:family="text">
      <style:text-properties style:font-name="Arial" fo:font-weight="normal" officeooo:rsid="002f6a4f" style:font-weight-asian="normal" style:font-weight-complex="normal"/>
    </style:style>
    <style:style style:name="T54" style:family="text">
      <style:text-properties style:font-name="Arial" officeooo:rsid="002012e7"/>
    </style:style>
    <style:style style:name="T55" style:family="text">
      <style:text-properties style:font-name="Arial" officeooo:rsid="003746c6"/>
    </style:style>
    <style:style style:name="T56" style:family="text">
      <style:text-properties style:font-name="Arial" officeooo:rsid="004ee9e1"/>
    </style:style>
    <style:style style:name="T57" style:family="text">
      <style:text-properties style:font-name="Arial" officeooo:rsid="0052b65a"/>
    </style:style>
    <style:style style:name="T58" style:family="text">
      <style:text-properties style:font-name="Arial" officeooo:rsid="005b807b"/>
    </style:style>
    <style:style style:name="T59" style:family="text">
      <style:text-properties style:font-name="Arial" officeooo:rsid="00605b0f"/>
    </style:style>
    <style:style style:name="T60" style:family="text">
      <style:text-properties officeooo:rsid="0030e921"/>
    </style:style>
    <style:style style:name="T61" style:family="text">
      <style:text-properties officeooo:rsid="0033aff1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officeooo:rsid="003d02e7"/>
    </style:style>
    <style:style style:name="T64" style:family="text">
      <style:text-properties officeooo:rsid="00554131"/>
    </style:style>
    <style:style style:name="T65" style:family="text">
      <style:text-properties officeooo:rsid="002c3524"/>
    </style:style>
    <style:style style:name="T66" style:family="text">
      <style:text-properties officeooo:rsid="00355d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лобальные переменные/константы</text:p>
      <text:p text:style-name="P1"/>
      <text:p text:style-name="P12"><text:span text:style-name="T8">Шаг времени</text:span> — 1 день</text:p>
      <text:p text:style-name="P2"/>
      <text:p text:style-name="P2">SolarSystem</text:p>
      <text:p text:style-name="P13"/>
      <text:p text:style-name="P18">Описание</text:p>
      <text:p text:style-name="P23">Класс описывает солнечную систему</text:p>
      <text:p text:style-name="P13"/>
      <text:p text:style-name="P18">Свойства</text:p>
      <text:p text:style-name="P23"><text:span text:style-name="T8">Время</text:span> — <text:span text:style-name="T6">как течёт время </text:span><text:span text:style-name="T7">относительно времени вселенной. Это множитель к времени.</text:span></text:p>
      <text:p text:style-name="P28">Диаметр — размер солнечной системы (в км ???)</text:p>
      <text:p text:style-name="P45"><text:span text:style-name="T48">Список </text:span><text:span text:style-name="T49">дочерних объектов</text:span><text:span text:style-name="T50"> — список объектов </text:span><text:span text:style-name="T51">типа</text:span><text:span text:style-name="T50">: </text:span><text:span text:style-name="T36">Solar,</text:span><text:span text:style-name="T52"> </text:span><text:span text:style-name="T37">Planet,</text:span><text:span text:style-name="T53"> </text:span><text:span text:style-name="T38">A</text:span><text:span text:style-name="T35">steroid,</text:span><text:span text:style-name="T53"> </text:span><text:span text:style-name="T39">C</text:span><text:span text:style-name="T38">ollapsar</text:span><text:span text:style-name="T35"> </text:span></text:p>
      <text:p text:style-name="P13"/>
      <text:p text:style-name="P18">Методы</text:p>
      <text:p text:style-name="P3"/>
      <text:p text:style-name="P7"/>
      <text:p text:style-name="P7">Solar</text:p>
      <text:p text:style-name="P3"/>
      <text:p text:style-name="P19">Описание</text:p>
      <text:p text:style-name="P24">Класс описывает <text:span text:style-name="T13">солнце</text:span></text:p>
      <text:p text:style-name="P14"/>
      <text:p text:style-name="P19">Свойства</text:p>
      <text:p text:style-name="P24"><text:span text:style-name="T9">Безопасный диаметр</text:span> — <text:span text:style-name="T14">минимальный безопасный диаметр (в км) для приближения</text:span><text:span text:style-name="T7">.</text:span></text:p>
      <text:p text:style-name="P29"><text:span text:style-name="T9">Опасный диаметр</text:span><text:span text:style-name="T65"> — </text:span><text:span text:style-name="T14">максимальный опасный диаметр (в км) после его пересечение любой объект погибает</text:span><text:span text:style-name="T7">.</text:span></text:p>
      <text:p text:style-name="P33"><text:span text:style-name="T8">Множитель урона</text:span> — значение урона на 1 км между <text:span text:style-name="T8">«Безопасный диаметр»</text:span> и <text:span text:style-name="T8">«Опасный диаметр»</text:span></text:p>
      <text:p text:style-name="P37"><text:span text:style-name="T8">Центр — </text:span><text:span text:style-name="T62">координаты центра</text:span></text:p>
      <text:p text:style-name="P14"/>
      <text:p text:style-name="P19">Методы</text:p>
      <text:p text:style-name="P41"><text:span text:style-name="T8">Урон объекту</text:span> — объект передаёт расстояние до центра солнца, а в ответ получает <text:span text:style-name="T60">множитель урона. </text:span><text:span text:style-name="T61">Если произошла сонечная вспышка, то за </text:span><text:span text:style-name="T10">«Безопасный диаметр»</text:span><text:span text:style-name="T61"> объект погибает.</text:span></text:p>
      <text:p text:style-name="P41"/>
      <text:p text:style-name="P8"/>
      <text:p text:style-name="P9">Planet</text:p>
      <text:p text:style-name="P4"/>
      <text:p text:style-name="P20">Описание</text:p>
      <text:p text:style-name="P46"><text:span text:style-name="T54">Класс описывает </text:span><text:span text:style-name="T55">планету</text:span></text:p>
      <text:p text:style-name="P15"/>
      <text:p text:style-name="P20">Свойства</text:p>
      <text:p text:style-name="P25"><text:span text:style-name="T9">Безопасный диаметр</text:span> — <text:span text:style-name="T14">минимальный безопасный диаметр (в км) для приближения</text:span><text:span text:style-name="T7">.</text:span></text:p>
      <text:p text:style-name="P30"><text:span text:style-name="T9">Опасный диаметр</text:span><text:span text:style-name="T65"> — </text:span><text:span text:style-name="T14">максимальный опасный диаметр (в км) после его пересечение любой объект погибает</text:span><text:span text:style-name="T7">.</text:span></text:p>
      <text:p text:style-name="P34"><text:span text:style-name="T8">Множитель урона</text:span> — значение урона на 1 км между <text:span text:style-name="T8">«Безопасный диаметр»</text:span> и <text:span text:style-name="T8">«Опасный диаметр»</text:span></text:p>
      <text:p text:style-name="P38"><text:soft-page-break/><text:span text:style-name="T8">Центр — </text:span><text:span text:style-name="T62">координаты центра</text:span></text:p>
      <text:p text:style-name="P47"><text:span text:style-name="T47">Список цивилизаций</text:span><text:span text:style-name="T45"> — список цивилизаций типа </text:span><text:span text:style-name="T42">C</text:span><text:span text:style-name="T41">ivilization</text:span></text:p>
      <text:p text:style-name="P47"><text:span text:style-name="T46">Списко полезных ископаемых</text:span><text:span text:style-name="T44"> — список полезных ископаемых типа</text:span><text:span text:style-name="T40"> </text:span><text:span text:style-name="T43">M</text:span><text:span text:style-name="T41">ineral</text:span></text:p>
      <text:p text:style-name="P15"/>
      <text:p text:style-name="P20">Методы</text:p>
      <text:p text:style-name="P42"><text:span text:style-name="T8">Урон объекту</text:span> — объект передаёт расстояние до центра <text:span text:style-name="T63">планеты</text:span>, а в ответ получает <text:span text:style-name="T60">множитель урона.</text:span></text:p>
      <text:p text:style-name="P42"/>
      <text:p text:style-name="P48"/>
      <text:p text:style-name="P10"><text:span text:style-name="T15">A</text:span>steroid</text:p>
      <text:p text:style-name="P5"/>
      <text:p text:style-name="P21">Описание</text:p>
      <text:p text:style-name="P48"><text:span text:style-name="T54">Класс описывает </text:span><text:span text:style-name="T56">астероид</text:span></text:p>
      <text:p text:style-name="P16"/>
      <text:p text:style-name="P21">Свойства</text:p>
      <text:p text:style-name="P26"><text:span text:style-name="T9">Безопасный диаметр</text:span> — <text:span text:style-name="T14">минимальный безопасный диаметр (в км) для приближения</text:span><text:span text:style-name="T7">.</text:span></text:p>
      <text:p text:style-name="P31"><text:span text:style-name="T9">Опасный диаметр</text:span><text:span text:style-name="T65"> — </text:span><text:span text:style-name="T14">максимальный опасный диаметр (в км) после его пересечение любой объект погибает</text:span><text:span text:style-name="T7">.</text:span></text:p>
      <text:p text:style-name="P35"><text:span text:style-name="T8">Множитель урона</text:span> — значение урона на 1 км между <text:span text:style-name="T8">«Безопасный диаметр»</text:span> и <text:span text:style-name="T8">«Опасный диаметр»</text:span></text:p>
      <text:p text:style-name="P39"><text:span text:style-name="T8">Центр — </text:span><text:span text:style-name="T62">координаты центра</text:span></text:p>
      <text:p text:style-name="P48"><text:span text:style-name="T46">Списко полезных ископаемых</text:span><text:span text:style-name="T44"> — список полезных ископаемых типа</text:span><text:span text:style-name="T40"> </text:span><text:span text:style-name="T43">M</text:span><text:span text:style-name="T41">ineral</text:span></text:p>
      <text:p text:style-name="P16"/>
      <text:p text:style-name="P21">Методы</text:p>
      <text:p text:style-name="P43"><text:span text:style-name="T8">Урон объекту</text:span> — объект передаёт расстояние до центра <text:span text:style-name="T63">планеты</text:span>, а в ответ получает <text:span text:style-name="T60">множитель урона.</text:span></text:p>
      <text:p text:style-name="P43"/>
      <text:p text:style-name="P43"/>
      <text:p text:style-name="P11"><text:span text:style-name="T66">C</text:span><text:span text:style-name="T15">ollapsar</text:span></text:p>
      <text:p text:style-name="P6"/>
      <text:p text:style-name="P22">Описание</text:p>
      <text:p text:style-name="P49"><text:span text:style-name="T54">Класс описывает </text:span><text:span text:style-name="T57">чё</text:span><text:span text:style-name="T59">р</text:span><text:span text:style-name="T57">ную дыру</text:span></text:p>
      <text:p text:style-name="P17"/>
      <text:p text:style-name="P22">Свойства</text:p>
      <text:p text:style-name="P27"><text:span text:style-name="T9">Безопасный диаметр</text:span> — <text:span text:style-name="T14">минимальный безопасный диаметр (в км) для приближения</text:span><text:span text:style-name="T7">.</text:span></text:p>
      <text:p text:style-name="P32"><text:span text:style-name="T9">Опасный диаметр</text:span><text:span text:style-name="T65"> — </text:span><text:span text:style-name="T14">максимальный опасный диаметр (в км) после его пересечение любой объект </text:span><text:span text:style-name="T64">затягивается</text:span><text:span text:style-name="T7">.</text:span></text:p>
      <text:p text:style-name="P36"><text:span text:style-name="T8">Множитель </text:span><text:span text:style-name="T11">притяжения</text:span> — значение <text:span text:style-name="T64">притяжения</text:span> на 1 км между <text:span text:style-name="T8">«Безопасный диаметр»</text:span> и <text:span text:style-name="T8">«Опасный диаметр»</text:span></text:p>
      <text:p text:style-name="P40"><text:span text:style-name="T8">Центр — </text:span><text:span text:style-name="T62">координаты центра</text:span></text:p>
      <text:p text:style-name="P17"/>
      <text:p text:style-name="P22">Методы</text:p>
      <text:p text:style-name="P44"><text:span text:style-name="T11">Притяжение</text:span><text:span text:style-name="T8"> объект</text:span><text:span text:style-name="T11">а</text:span> — объект передаёт расстояние до центра <text:span text:style-name="T63">планеты</text:span>, а в ответ получает <text:span text:style-name="T60">множитель </text:span><text:span text:style-name="T64">притяжения</text:span><text:span text:style-name="T60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6T15:57:26.683000000</meta:creation-date>
    <dc:date>2024-01-04T14:05:19.902000000</dc:date>
    <meta:editing-duration>P3DT5H20M19S</meta:editing-duration>
    <meta:editing-cycles>48</meta:editing-cycles>
    <meta:generator>LibreOffice/7.6.4.1$Windows_x86 LibreOffice_project/e19e193f88cd6c0525a17fb7a176ed8e6a3e2aa1</meta:generator>
    <meta:document-statistic meta:table-count="0" meta:image-count="0" meta:object-count="0" meta:page-count="2" meta:paragraph-count="53" meta:word-count="311" meta:character-count="2356" meta:non-whitespace-character-count="2070"/>
  </office:meta>
</office:document-meta>
</file>